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 style:list-style-name="L2">
      <style:text-properties style:text-underline-style="none"/>
    </style:style>
    <style:style style:name="P7" style:family="paragraph" style:parent-style-name="Standard" style:list-style-name="L3">
      <style:text-properties style:text-underline-style="none"/>
    </style:style>
    <style:style style:name="T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size="14pt" fo:font-weight="normal" fo:background-color="#ffff00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o gestion droit</text:p>
      <text:p text:style-name="P1"/>
      <text:p text:style-name="P1"/>
      <text:p text:style-name="P2">Méthodologie :</text:p>
      <text:p text:style-name="P2"/>
      <text:p text:style-name="P3">Regarder les termes de la question pour savoir dans quel type on est</text:p>
      <text:p text:style-name="P2"/>
      <text:p text:style-name="P4"><text:span text:style-name="T1">Éco/mana :</text:span></text:p>
      <text:p text:style-name="P4"><text:span text:style-name="T1"/></text:p>
      <text:list xml:id="list5119424767170856002" text:style-name="L2">
        <text:list-item>
          <text:p text:style-name="P6"><text:span text:style-name="T1">Rappel de la question</text:span></text:p>
        </text:list-item>
        <text:list-item>
          <text:p text:style-name="P6"><text:span text:style-name="T1">Saut de ligne</text:span></text:p>
        </text:list-item>
        <text:list-item>
          <text:p text:style-name="P6"><text:span text:style-name="T1">Définition des mots clés du sujet + présentation des termes généraux</text:span></text:p>
        </text:list-item>
        <text:list-item>
          <text:p text:style-name="P6"><text:span text:style-name="T1">Analyse de la situation</text:span></text:p>
        </text:list-item>
        <text:list-item>
          <text:p text:style-name="P6"><text:span text:style-name="T1">Réponse à la question</text:span></text:p>
        </text:list-item>
      </text:list>
      <text:p text:style-name="P5"><text:span text:style-name="T1"/></text:p>
      <text:p text:style-name="P5"><text:span text:style-name="T1"/></text:p>
      <text:p text:style-name="P4"><text:span text:style-name="T1">Droit :</text:span></text:p>
      <text:p text:style-name="P4"><text:span text:style-name="T1"/></text:p>
      <text:list xml:id="list3487084936117681945" text:style-name="L3">
        <text:list-item>
          <text:p text:style-name="P7"><text:span text:style-name="T1">Donner l'idée de la question sous forme d'un GN</text:span></text:p>
        </text:list-item>
        <text:list-item>
          <text:p text:style-name="P7"><text:span text:style-name="T1">Répondre à la question en 5 points : </text:span><text:span text:style-name="T2">Faits</text:span><text:span text:style-name="T1">(= Résumer en 1 à 3 phrases les circonstances qui ont conduit au problème de droit, le mot faits doit apparaître sur la copie), </text:span><text:span text:style-name="T2">question de droit</text:span><text:span text:style-name="T1">(= Formuler la question de droit qui découle des faits en terme généraux et sous forme interrogative, mot doit aussi apparaître sur la copie), </text:span><text:span text:style-name="T2">règles de droit</text:span><text:span text:style-name="T1">(= Présenter les textes de droit applicables en termes généraux, mot doit apparaître aussi), </text:span><text:span text:style-name="T2">analyse</text:span><text:span text:style-name="T1">(= Analyser que les règles de droits sont vérifiées dans la situation, mot apparaît aussi), </text:span><text:span text:style-name="T2">solution</text:span><text:span text:style-name="T1">(= En seule phrase, répondre à la question)</text:span></text:p>
        </text:list-item>
      </text:list>
      <text:p text:style-name="P5"><text:span text:style-name="T1"/></text:p>
      <text:p text:style-name="P5"><text:span text:style-name="T1"/></text:p>
      <text:p text:style-name="P5"><text:span text:style-name="T1"><text:tab/>Aménagement méthodologique → si question implique une réponse en oui ou non = rédaction en 5 points</text:span></text:p>
      <text:p text:style-name="P5"><text:span text:style-name="T1"><text:tab/><text:tab/><text:tab/><text:tab/><text:tab/><text:tab/> → si question implique une réponse à caractère descriptif = possibilité de fusionner analyse et solu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7T10:33:13</meta:creation-date>
    <meta:document-statistic meta:table-count="0" meta:image-count="0" meta:object-count="0" meta:page-count="1" meta:paragraph-count="14" meta:word-count="194" meta:character-count="1122"/>
    <dc:date>2022-01-27T14:36:35</dc:date>
    <dc:creator>Jordan </dc:creator>
    <meta:editing-duration>PT2H58M41S</meta:editing-duration>
    <meta:editing-cycles>1</meta:editing-cycles>
    <meta:generator>OpenOffice/4.1.7$Unix OpenOffice.org_project/417m1$Build-9800</meta:generator>
  </office:meta>
</office:document-meta>
</file>